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608cm" fo:min-width="16.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6.858cm" svg:x="2.651cm" svg:y="3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1cm" svg:height="6.858cm" svg:x="2.651cm" svg:y="17.3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69cm" svg:height="0.962cm" svg:x="5.445cm" svg:y="4.429cm">
          <draw:text-box>
            <text:p>Server</text:p>
          </draw:text-box>
        </draw:frame>
        <draw:frame draw:style-name="gr2" draw:text-style-name="P2" draw:layer="layout" svg:width="2.335cm" svg:height="2.384cm" svg:x="3.159cm" svg:y="8.598cm">
          <draw:text-box>
            <text:p>Serve </text:p>
            <text:p>Static</text:p>
            <text:p>files</text:p>
          </draw:text-box>
        </draw:frame>
        <draw:line draw:style-name="gr3" draw:text-style-name="P3" draw:layer="layout" svg:x1="7.043cm" svg:y1="17.51cm" svg:x2="7.043cm" svg:y2="8.874cm">
          <text:p/>
        </draw:line>
        <draw:frame draw:style-name="gr2" draw:text-style-name="P2" draw:layer="layout" svg:width="3.211cm" svg:height="3.806cm" svg:x="6.154cm" svg:y="15.224cm">
          <draw:text-box>
            <text:p>Create</text:p>
            <text:p>New</text:p>
            <text:p>File</text:p>
            <text:p>Gives</text:p>
            <text:p>password</text:p>
          </draw:text-box>
        </draw:frame>
        <draw:frame draw:style-name="gr2" draw:text-style-name="P2" draw:layer="layout" svg:width="5.679cm" svg:height="2.384cm" svg:x="5.735cm" svg:y="5.953cm">
          <draw:text-box>
            <text:p>Checks password,</text:p>
            <text:p>Adds new file </text:p>
            <text:p>to dictionary, and</text:p>
          </draw:text-box>
        </draw:frame>
        <draw:line draw:style-name="gr3" draw:text-style-name="P3" draw:layer="layout" svg:x1="9.329cm" svg:y1="8.874cm" svg:x2="9.329cm" svg:y2="18.526cm">
          <text:p/>
        </draw:line>
        <draw:frame draw:style-name="gr2" draw:text-style-name="P2" draw:layer="layout" svg:width="2.051cm" svg:height="1.673cm" svg:x="8.44cm" svg:y="10.63cm">
          <draw:text-box>
            <text:p>Res:</text:p>
            <text:p>File #</text:p>
          </draw:text-box>
        </draw:frame>
        <draw:line draw:style-name="gr3" draw:text-style-name="P3" draw:layer="layout" svg:x1="11.742cm" svg:y1="17.891cm" svg:x2="11.742cm" svg:y2="8.874cm">
          <text:p/>
        </draw:line>
        <draw:frame draw:style-name="gr2" draw:text-style-name="P2" draw:layer="layout" svg:width="2.898cm" svg:height="3.095cm" svg:x="8.059cm" svg:y="19.288cm">
          <draw:text-box>
            <text:p>Opens</text:p>
            <text:p>Editing</text:p>
            <text:p>Page</text:p>
            <text:p>edit.html</text:p>
          </draw:text-box>
        </draw:frame>
        <draw:frame draw:style-name="gr2" draw:text-style-name="P2" draw:layer="layout" svg:width="3.22cm" svg:height="2.384cm" svg:x="10.726cm" svg:y="18.653cm">
          <draw:text-box>
            <text:p>File edit</text:p>
            <text:p>And new</text:p>
            <text:p>Text / info</text:p>
          </draw:text-box>
        </draw:frame>
        <draw:frame draw:style-name="gr2" draw:text-style-name="P2" draw:layer="layout" svg:width="2.966cm" svg:height="1.673cm" svg:x="10.734cm" svg:y="7.604cm">
          <draw:text-box>
            <text:p>Saves</text:p>
            <text:p>New info</text:p>
          </draw:text-box>
        </draw:frame>
        <draw:line draw:style-name="gr3" draw:text-style-name="P3" draw:layer="layout" svg:x1="14.155cm" svg:y1="9.636cm" svg:x2="14.155cm" svg:y2="19.034cm">
          <text:p/>
        </draw:line>
        <draw:frame draw:style-name="gr2" draw:text-style-name="P2" draw:layer="layout" svg:width="3.211cm" svg:height="3.095cm" svg:x="12.976cm" svg:y="13.319cm">
          <draw:text-box>
            <text:p>Res:</text:p>
            <text:p>Changes </text:p>
            <text:p>Saved or</text:p>
            <text:p>error</text:p>
          </draw:text-box>
        </draw:frame>
        <draw:line draw:style-name="gr3" draw:text-style-name="P3" draw:layer="layout" svg:x1="17.002cm" svg:y1="17.891cm" svg:x2="17.002cm" svg:y2="9.255cm">
          <text:p/>
        </draw:line>
        <draw:frame draw:style-name="gr2" draw:text-style-name="P2" draw:layer="layout" svg:width="3.034cm" svg:height="1.673cm" svg:x="15.619cm" svg:y="15.583cm">
          <draw:text-box>
            <text:p>Gimmie</text:p>
            <text:p>Changes</text:p>
          </draw:text-box>
        </draw:frame>
        <draw:line draw:style-name="gr4" draw:text-style-name="P3" draw:layer="layout" svg:x1="18.907cm" svg:y1="9.89cm" svg:x2="18.907cm" svg:y2="18.399cm">
          <text:p text:style-name="P1"/>
        </draw:line>
        <draw:frame draw:style-name="gr2" draw:text-style-name="P2" draw:layer="layout" svg:width="2.407cm" svg:height="1.673cm" svg:x="17.637cm" svg:y="11.011cm">
          <draw:text-box>
            <text:p>Res:</text:p>
            <text:p>Here...</text:p>
          </draw:text-box>
        </draw:frame>
        <draw:frame draw:style-name="gr2" draw:text-style-name="P2" draw:layer="layout" svg:width="3.389cm" svg:height="1.673cm" svg:x="2.905cm" svg:y="18.145cm">
          <draw:text-box>
            <text:p>Open</text:p>
            <text:p>Main.htm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7:15:52.231781686</meta:creation-date>
    <dc:date>2019-09-21T18:00:40.035288789</dc:date>
    <meta:editing-duration>PT34M32S</meta:editing-duration>
    <meta:editing-cycles>10</meta:editing-cycles>
    <meta:generator>LibreOffice/6.0.7.3$Linux_X86_64 LibreOffice_project/00m0$Build-3</meta:generator>
    <meta:document-statistic meta:object-count="20"/>
  </office:meta>
</office:document-meta>
</file>